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lask==2.1.1</text:p>
      <text:p text:style-name="Normal">python-docx==0.8.11</text:p>
      <text:p text:style-name="Normal">boto3==1.24.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5-04-18T03:42:00Z</meta:creation-date>
    <dc:date>2025-04-18T03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46" meta:row-count="1" meta:non-whitespace-character-count="40"/>
  </office:meta>
</office:document-meta>
</file>